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6D000001EE4F1BA186.png"/>
  <manifest:file-entry manifest:media-type="image/png" manifest:full-path="Pictures/100002010000036B000001EA056A8E3F.png"/>
  <manifest:file-entry manifest:media-type="image/png" manifest:full-path="Pictures/100002010000036A000001ED9B7966E4.png"/>
  <manifest:file-entry manifest:media-type="image/png" manifest:full-path="Pictures/1000020100000368000001F2B48A1F3B.png"/>
  <manifest:file-entry manifest:media-type="image/png" manifest:full-path="Pictures/100002010000036D000001F0FF36CD05.png"/>
  <manifest:file-entry manifest:media-type="image/png" manifest:full-path="Pictures/100002010000036C000001ED0CB91A89.png"/>
  <manifest:file-entry manifest:media-type="image/png" manifest:full-path="Pictures/100002010000036E000001EC4DCC4A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8.79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i1" text:anchor-type="paragraph" svg:width="8.601cm" svg:height="4.844cm" draw:z-index="0"><draw:image xlink:href="Pictures/100002010000036D000001EE4F1BA186.png" xlink:type="simple" xlink:show="embed" xlink:actuate="onLoad"/></draw:frame></text:p>
          </table:table-cell>
          <table:table-cell table:style-name="Tabella1.B1" office:value-type="string">
            <text:p text:style-name="Table_20_Contents"><draw:frame draw:style-name="fr1" draw:name="immagini2" text:anchor-type="paragraph" svg:width="8.601cm" svg:height="4.851cm" draw:z-index="1"><draw:image xlink:href="Pictures/100002010000036A000001ED9B7966E4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3" text:anchor-type="paragraph" svg:width="8.601cm" svg:height="4.863cm" draw:z-index="3"><draw:image xlink:href="Pictures/100002010000036D000001F0FF36CD05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4" text:anchor-type="paragraph" svg:width="8.601cm" svg:height="4.819cm" draw:z-index="2"><draw:image xlink:href="Pictures/100002010000036E000001EC4DCC4A1A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5" text:anchor-type="paragraph" svg:width="8.601cm" svg:height="4.911cm" draw:z-index="4"><draw:image xlink:href="Pictures/1000020100000368000001F2B48A1F3B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6" text:anchor-type="paragraph" svg:width="8.601cm" svg:height="4.838cm" draw:z-index="5"><draw:image xlink:href="Pictures/100002010000036C000001ED0CB91A89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7" text:anchor-type="paragraph" svg:width="8.601cm" svg:height="4.815cm" draw:z-index="6"><draw:image xlink:href="Pictures/100002010000036B000001EA056A8E3F.png" xlink:type="simple" xlink:show="embed" xlink:actuate="onLoad"/></draw:frame></text:p>
          </table:table-cell>
          <table:table-cell table:style-name="Tabel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ovanni Gallo</meta:initial-creator>
    <meta:creation-date>2015-10-09T19:32:40.64</meta:creation-date>
    <meta:document-statistic meta:table-count="1" meta:image-count="7" meta:object-count="0" meta:page-count="1" meta:paragraph-count="0" meta:word-count="0" meta:character-count="0"/>
    <dc:date>2015-10-09T19:36:32.23</dc:date>
    <dc:creator>Giovanni Gallo</dc:creator>
    <meta:editing-duration>PT3M51S</meta:editing-duration>
    <meta:editing-cycles>1</meta:editing-cycles>
    <meta:generator>OpenOffice/4.1.1$Win32 OpenOffice.org_project/411m6$Build-9775</meta:generator>
  </office:meta>
</office:document-meta>
</file>